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A000003CA4B3261C5E9C6F0D3.png" manifest:media-type="image/png"/>
  <manifest:file-entry manifest:full-path="Pictures/1000020100000330000004B0C16AE2F28D8F94FF.png" manifest:media-type="image/png"/>
  <manifest:file-entry manifest:full-path="Pictures/100000000000027200000272CF0D7D05A29A229B.jpg" manifest:media-type="image/jpeg"/>
  <manifest:file-entry manifest:full-path="Pictures/1000020100000200000002003A9937BB55D84C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ro" svg:font-family="he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84cm" style:rel-width="95%" fo:margin-left="0.15cm" fo:margin-top="0cm" fo:margin-bottom="0cm" table:align="left" style:writing-mode="lr-tb"/>
    </style:style>
    <style:style style:name="Table2.A" style:family="table-column">
      <style:table-column-properties style:column-width="2.205cm" style:rel-column-width="8578*"/>
    </style:style>
    <style:style style:name="Table2.B" style:family="table-column">
      <style:table-column-properties style:column-width="1.732cm" style:rel-column-width="6744*"/>
    </style:style>
    <style:style style:name="Table2.C" style:family="table-column">
      <style:table-column-properties style:column-width="6.551cm" style:rel-column-width="25493*"/>
    </style:style>
    <style:style style:name="Table2.D" style:family="table-column">
      <style:table-column-properties style:column-width="3.59cm" style:rel-column-width="13972*"/>
    </style:style>
    <style:style style:name="Table2.E" style:family="table-column">
      <style:table-column-properties style:column-width="2.762cm" style:rel-column-width="10748*"/>
    </style:style>
    <style:style style:name="Table2.1" style:family="table-row">
      <style:table-row-properties style:min-row-height="0.746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A2" style:family="table-cell">
      <style:table-cell-properties style:vertical-align="middle" fo:padding-left="0.199cm" fo:padding-right="0.191cm" fo:padding-top="0cm" fo:padding-bottom="0cm" fo:border="0.75pt solid #00000a"/>
    </style:style>
    <style:style style:name="Table2.A3" style:family="table-cell">
      <style:table-cell-properties style:vertical-align="middle" fo:padding-left="0.199cm" fo:padding-right="0.191cm" fo:padding-top="0cm" fo:padding-bottom="0cm" fo:border-left="0.75pt solid #00000a" fo:border-right="0.75pt solid #00000a" fo:border-top="none" fo:border-bottom="0.75pt solid #00000a"/>
    </style:style>
    <style:style style:name="P1" style:family="paragraph" style:parent-style-name="Standard">
      <style:paragraph-properties fo:text-align="start" style:justify-single-word="false"/>
      <style:text-properties fo:font-size="11pt" officeooo:rsid="0008188c" officeooo:paragraph-rsid="0008188c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08188c" officeooo:paragraph-rsid="0019559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2601ef" style:font-size-asian="11pt" style:font-size-complex="11pt"/>
    </style:style>
    <style:style style:name="P4" style:family="paragraph" style:parent-style-name="Standard">
      <style:text-properties fo:font-size="11pt" officeooo:paragraph-rsid="002601e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aeea7" officeooo:paragraph-rsid="0018c62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aeea7" officeooo:paragraph-rsid="00333da0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rsid="002601ef" officeooo:paragraph-rsid="002601ef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paragraph-rsid="002601ef" style:font-size-asian="11pt"/>
    </style:style>
    <style:style style:name="P9" style:family="paragraph" style:parent-style-name="Standard">
      <style:text-properties fo:font-size="11pt" officeooo:paragraph-rsid="002601ef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2b553e" officeooo:paragraph-rsid="002b553e" style:font-size-asian="11pt"/>
    </style:style>
    <style:style style:name="P11" style:family="paragraph" style:parent-style-name="Standard">
      <style:text-properties fo:font-size="11pt" officeooo:paragraph-rsid="002b553e" style:font-size-asian="11pt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34231" officeooo:paragraph-rsid="002f41e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4231" officeooo:paragraph-rsid="0036178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beee1" officeooo:paragraph-rsid="002beee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2beee1" officeooo:paragraph-rsid="003d1888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bf3e4" officeooo:paragraph-rsid="00333da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333da0" officeooo:paragraph-rsid="00333da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officeooo:rsid="00336f1d" officeooo:paragraph-rsid="00333da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fo:font-weight="normal" officeooo:rsid="0022d850" officeooo:paragraph-rsid="00333da0" style:font-size-asian="9.60000038146973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beee1" officeooo:paragraph-rsid="002beee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da81c" officeooo:paragraph-rsid="002601e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0aeea7" officeooo:paragraph-rsid="000aeea7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aeea7" officeooo:paragraph-rsid="0020b602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0aeea7" officeooo:paragraph-rsid="0008188c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rsid="000aeea7" officeooo:paragraph-rsid="00333da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0aeea7" officeooo:paragraph-rsid="00361782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weight="bold" officeooo:rsid="002a38a0" officeooo:paragraph-rsid="002a38a0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601ef"/>
    </style:style>
    <style:style style:name="P29" style:family="paragraph" style:parent-style-name="Standard">
      <style:paragraph-properties fo:text-align="start" style:justify-single-word="false"/>
      <style:text-properties officeooo:paragraph-rsid="003215a5"/>
    </style:style>
    <style:style style:name="P30" style:family="paragraph" style:parent-style-name="Standard">
      <style:paragraph-properties fo:text-align="start" style:justify-single-word="false"/>
      <style:text-properties style:font-name="hero"/>
    </style:style>
    <style:style style:name="P31" style:family="paragraph" style:parent-style-name="Standard">
      <style:paragraph-properties fo:text-align="center" style:justify-single-word="false"/>
      <style:text-properties fo:font-weight="bold" officeooo:paragraph-rsid="002601ef" style:font-weight-asian="bold"/>
    </style:style>
    <style:style style:name="P32" style:family="paragraph" style:parent-style-name="Standard">
      <style:paragraph-properties fo:text-align="start" style:justify-single-word="false"/>
      <style:text-properties style:font-name="Droid Sans" fo:font-size="14pt" officeooo:rsid="0008188c" officeooo:paragraph-rsid="003215a5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Droid Sans" fo:font-size="14pt" fo:font-weight="normal" officeooo:rsid="0008188c" officeooo:paragraph-rsid="003215a5" style:font-size-asian="14pt" style:font-weight-asian="normal" style:font-size-complex="14pt" style:font-weight-complex="normal"/>
    </style:style>
    <style:style style:name="P34" style:family="paragraph" style:parent-style-name="Heading_20_5">
      <style:text-properties officeooo:paragraph-rsid="002601ef"/>
    </style:style>
    <style:style style:name="P35" style:family="paragraph" style:parent-style-name="Heading_20_4">
      <style:text-properties fo:font-size="11pt" officeooo:paragraph-rsid="002601ef" style:font-size-asian="11pt"/>
    </style:style>
    <style:style style:name="P36" style:family="paragraph" style:parent-style-name="Heading_20_4">
      <style:text-properties fo:font-size="11pt" officeooo:rsid="002b553e" officeooo:paragraph-rsid="002b553e" style:font-size-asian="11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3pt" fo:font-weight="normal" officeooo:rsid="000aeea7" officeooo:paragraph-rsid="002f41ec" style:font-size-asian="13pt" style:font-weight-asian="normal" style:font-size-complex="13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3pt" fo:font-weight="normal" officeooo:rsid="0020b602" officeooo:paragraph-rsid="0020b602" style:font-size-asian="13pt" style:font-weight-asian="normal" style:font-size-complex="13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356cc5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333da0"/>
    </style:style>
    <style:style style:name="P41" style:family="paragraph" style:parent-style-name="Standard">
      <style:paragraph-properties fo:text-align="start" style:justify-single-word="false"/>
      <style:text-properties officeooo:paragraph-rsid="002601ef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356cc5" officeooo:paragraph-rsid="00356cc5" style:font-style-asian="normal" style:font-style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1pt" fo:font-weight="bold" officeooo:paragraph-rsid="00333da0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1pt" fo:font-weight="bold" officeooo:rsid="000bf3e4" officeooo:paragraph-rsid="00333da0" style:font-size-asian="9.60000038146973pt" style:font-weight-asian="bold" style:font-size-complex="11pt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1pt" fo:font-weight="normal" officeooo:rsid="0022d850" officeooo:paragraph-rsid="002e0ab1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1pt" fo:font-weight="normal" officeooo:rsid="002f41ec" officeooo:paragraph-rsid="002f41ec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1pt" fo:font-weight="normal" officeooo:rsid="002e0ab1" officeooo:paragraph-rsid="00361782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1pt" fo:font-weight="normal" officeooo:rsid="00234231" officeooo:paragraph-rsid="00361782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bold" officeooo:rsid="000aeea7" officeooo:paragraph-rsid="00356cc5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fo:font-weight="bold" officeooo:rsid="000aeea7" officeooo:paragraph-rsid="00333da0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2beee1" officeooo:paragraph-rsid="003dd08e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fo:font-weight="normal" officeooo:rsid="0022d850" officeooo:paragraph-rsid="0022d850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2pt" fo:font-weight="normal" officeooo:rsid="003215a5" officeooo:paragraph-rsid="003215a5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2pt" fo:font-weight="normal" officeooo:rsid="002f41ec" officeooo:paragraph-rsid="002f41ec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fo:font-weight="normal" officeooo:rsid="0018c62c" officeooo:paragraph-rsid="0036178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dd08e" officeooo:paragraph-rsid="003dd08e" style:font-size-asian="12pt" style:font-weight-asian="normal" style:font-size-complex="12pt" style:font-weight-complex="normal"/>
    </style:style>
    <style:style style:name="P57" style:family="paragraph" style:parent-style-name="Frame_20_contents" style:list-style-name="L1"/>
    <style:style style:name="P58" style:family="paragraph">
      <style:paragraph-properties fo:text-align="center"/>
    </style:style>
    <style:style style:name="T1" style:family="text">
      <style:text-properties fo:font-size="11pt" fo:font-weight="bold" officeooo:rsid="000bf3e4" style:font-size-asian="9.60000038146973pt" style:font-weight-asian="bold" style:font-size-complex="11pt" style:font-weight-complex="bold"/>
    </style:style>
    <style:style style:name="T2" style:family="text">
      <style:text-properties fo:font-size="11pt" fo:font-weight="bold" officeooo:rsid="000ddd4f" style:font-size-asian="9.60000038146973pt" style:font-weight-asian="bold" style:font-size-complex="11pt" style:font-weight-complex="bold"/>
    </style:style>
    <style:style style:name="T3" style:family="text">
      <style:text-properties fo:font-size="11pt" fo:font-weight="bold" officeooo:rsid="00356cc5" style:font-size-asian="9.60000038146973pt" style:font-weight-asian="bold" style:font-size-complex="11pt" style:font-weight-complex="bold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499ba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0ddd4f" style:font-size-asian="9.60000038146973pt" style:font-weight-asian="normal" style:font-size-complex="11pt" style:font-weight-complex="normal"/>
    </style:style>
    <style:style style:name="T7" style:family="text">
      <style:text-properties fo:font-size="11pt" fo:font-style="italic" fo:font-weight="normal" officeooo:rsid="000ddd4f" style:font-size-asian="9.60000038146973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font-style="italic" fo:font-weight="normal" officeooo:rsid="0012e9fe" style:font-size-asian="9.60000038146973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officeooo:rsid="0008188c" style:font-size-asian="11pt" style:font-style-asian="normal" style:font-size-complex="11pt" style:font-style-complex="normal"/>
    </style:style>
    <style:style style:name="T10" style:family="text">
      <style:text-properties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weight="normal" officeooo:rsid="000ddd4f" style:font-size-asian="9.60000038146973pt" style:font-weight-asian="normal" style:font-size-complex="11pt" style:font-weight-complex="normal"/>
    </style:style>
    <style:style style:name="T12" style:family="text">
      <style:text-properties fo:font-weight="normal" officeooo:rsid="003b5c7b" style:font-size-asian="9.60000038146973pt" style:font-weight-asian="normal" style:font-size-complex="11pt" style:font-weight-complex="normal"/>
    </style:style>
    <style:style style:name="T13" style:family="text">
      <style:text-properties fo:font-weight="normal" officeooo:rsid="000bf3e4" style:font-size-asian="9.60000038146973pt" style:font-weight-asian="normal" style:font-weight-complex="normal"/>
    </style:style>
    <style:style style:name="T14" style:family="text">
      <style:text-properties fo:font-weight="normal" officeooo:rsid="000ddd4f" style:font-size-asian="9.60000038146973pt" style:font-weight-asian="normal" style:font-weight-complex="normal"/>
    </style:style>
    <style:style style:name="T15" style:family="text">
      <style:text-properties officeooo:rsid="0012e9f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2e9fe" style:font-style-asian="italic" style:font-style-complex="italic"/>
    </style:style>
    <style:style style:name="T18" style:family="text">
      <style:text-properties fo:font-style="italic" officeooo:rsid="0022d850" style:font-style-asian="italic" style:font-style-complex="italic"/>
    </style:style>
    <style:style style:name="T19" style:family="text">
      <style:text-properties fo:font-style="italic" fo:font-weight="normal" officeooo:rsid="000ddd4f" style:font-size-asian="9.60000038146973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tyle="italic" fo:font-weight="normal" officeooo:rsid="000bf3e4" style:font-size-asian="9.60000038146973pt" style:font-style-asian="italic" style:font-weight-asian="normal" style:font-style-complex="italic" style:font-weight-complex="normal"/>
    </style:style>
    <style:style style:name="T21" style:family="text">
      <style:text-properties officeooo:rsid="0020b602"/>
    </style:style>
    <style:style style:name="T22" style:family="text">
      <style:text-properties officeooo:rsid="0020b786"/>
    </style:style>
    <style:style style:name="T23" style:family="text">
      <style:text-properties officeooo:rsid="0022d850"/>
    </style:style>
    <style:style style:name="T24" style:family="text">
      <style:text-properties officeooo:rsid="0023423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aa7fd"/>
    </style:style>
    <style:style style:name="T27" style:family="text">
      <style:text-properties officeooo:rsid="002b553e"/>
    </style:style>
    <style:style style:name="T28" style:family="text">
      <style:text-properties officeooo:rsid="002e0ab1"/>
    </style:style>
    <style:style style:name="T29" style:family="text">
      <style:text-properties officeooo:rsid="000aeea7"/>
    </style:style>
    <style:style style:name="T30" style:family="text">
      <style:text-properties officeooo:rsid="003215a5"/>
    </style:style>
    <style:style style:name="T31" style:family="text">
      <style:text-properties officeooo:rsid="00333da0"/>
    </style:style>
    <style:style style:name="T32" style:family="text">
      <style:text-properties officeooo:rsid="00336f1d"/>
    </style:style>
    <style:style style:name="T33" style:family="text">
      <style:text-properties officeooo:rsid="0038173d"/>
    </style:style>
    <style:style style:name="T34" style:family="text">
      <style:text-properties officeooo:rsid="003af5c7"/>
    </style:style>
    <style:style style:name="T35" style:family="text">
      <style:text-properties officeooo:rsid="003dd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3">Ganesh Londhe</text:p>
      <text:p text:style-name="P32"><draw:frame draw:style-name="fr1" draw:name="Image1" text:anchor-type="paragraph" svg:x="-1.005cm" svg:y="0.543cm" svg:width="0.52cm" svg:height="0.52cm" draw:z-index="1"><draw:image xlink:href="Pictures/1000020100000200000002003A9937BB55D84C26.png" xlink:type="simple" xlink:show="embed" xlink:actuate="onLoad"/></draw:frame></text:p>
      <text:p text:style-name="P29"><text:a xlink:type="simple" xlink:href="mailto:ganeshlondhe2020@gmail.com" text:style-name="Internet_20_link" text:visited-style-name="Visited_20_Internet_20_Link"><text:span text:style-name="T9">ganeshlondhe2020@gmail.com</text:span></text:a></text:p>
      <text:p text:style-name="P2"><draw:frame draw:style-name="fr1" draw:name="Image3" text:anchor-type="paragraph" svg:x="-1.041cm" svg:y="0.437cm" svg:width="0.499cm" svg:height="0.499cm" draw:z-index="2"><draw:image xlink:href="Pictures/100000000000027200000272CF0D7D05A29A229B.jpg" xlink:type="simple" xlink:show="embed" xlink:actuate="onLoad"/></draw:frame></text:p>
      <text:p text:style-name="P2">+91 955 241 4399</text:p>
      <text:p text:style-name="P1"><draw:frame draw:style-name="fr2" draw:name="Image5" text:anchor-type="paragraph" svg:x="-1.011cm" svg:y="0.423cm" svg:width="0.439cm" svg:height="0.52cm" draw:z-index="3"><draw:image xlink:href="Pictures/1000020100000330000004B0C16AE2F28D8F94FF.png" xlink:type="simple" xlink:show="embed" xlink:actuate="onLoad"/></draw:frame></text:p>
      <text:p text:style-name="P1">Kothrud, Pune</text:p>
      <text:p text:style-name="P1"><draw:frame draw:style-name="fr2" draw:name="Image2" text:anchor-type="paragraph" svg:x="-1.012cm" svg:y="0.427cm" svg:width="0.48cm" svg:height="0.48cm" draw:z-index="0"><draw:image xlink:href="Pictures/10000201000003CA000003CA4B3261C5E9C6F0D3.png" xlink:type="simple" xlink:show="embed" xlink:actuate="onLoad"/></draw:frame></text:p>
      <text:p text:style-name="P1"><text:span text:style-name="T22">@</text:span>ganesh_kalidas</text:p>
      <text:p text:style-name="P24"><draw:line text:anchor-type="paragraph" draw:z-index="4" draw:style-name="gr1" draw:text-style-name="P58" svg:x1="19.561cm" svg:y1="0.194cm" svg:x2="-1.42cm" svg:y2="0.194cm"><text:p/></draw:line></text:p>
      <text:p text:style-name="P27">Objective</text:p>
      <text:list xml:id="list8222961487882098974" text:style-name="L1">
        <text:list-item>
          <text:p text:style-name="P37">Seeking a postion at <text:span text:style-name="T31">an organization</text:span> where I can maximize my <text:span text:style-name="T31">skills, talent and motivation for</text:span> <text:span text:style-name="T31">personal and professional growth</text:span>.</text:p>
        </text:list-item>
      </text:list>
      <text:p text:style-name="P23"/>
      <text:p text:style-name="P23">E<text:span text:style-name="T21">xperience</text:span></text:p>
      <text:list xml:id="list154112789983169" text:continue-numbering="true" text:style-name="L1">
        <text:list-item>
          <text:p text:style-name="P38">09/201<text:span text:style-name="T34">7</text:span> – 12/2017</text:p>
          <text:p text:style-name="P38">Internship at HINGE</text:p>
          <text:p text:style-name="P57">Trained to work with <text:span text:style-name="T16">Nodejs</text:span> technology</text:p>
        </text:list-item>
      </text:list>
      <text:p text:style-name="P25"/>
      <text:p text:style-name="P25">Achievements &amp; Certificates</text:p>
      <text:p text:style-name="P25"/>
      <text:list xml:id="list5625880991232855684" text:style-name="L2">
        <text:list-item>
          <text:p text:style-name="P39"><text:span text:style-name="T3">Soft skills session </text:span><text:span text:style-name="T2">(201</text:span><text:span text:style-name="T3">7</text:span><text:span text:style-name="T2">)</text:span></text:p>
          <text:list>
            <text:list-header>
              <text:p text:style-name="P42"><text:span text:style-name="T12">6</text:span><text:span text:style-name="T10">0 hours soft skills sessions</text:span></text:p>
              <text:p text:style-name="P49"/>
            </text:list-header>
          </text:list>
        </text:list-item>
        <text:list-item>
          <text:p text:style-name="P40"><text:span text:style-name="T1">Business English Certificate</text:span><text:span text:style-name="T2">(2015)</text:span></text:p>
          <text:list>
            <text:list-header>
              <text:p text:style-name="P40"><text:span text:style-name="T7">Business</text:span><text:span text:style-name="T6"> related </text:span><text:span text:style-name="T7">studies</text:span><text:span text:style-name="T6"> with </text:span><text:span text:style-name="T7">English language ski</text:span><text:span text:style-name="T8">lls</text:span></text:p>
              <text:p text:style-name="P43"><text:span text:style-name="T11">by</text:span><text:span text:style-name="T19"> University of Cambridge</text:span></text:p>
              <text:p text:style-name="P50"/>
            </text:list-header>
          </text:list>
        </text:list-item>
        <text:list-item>
          <text:p text:style-name="P44"><text:span text:style-name="T23">Silver</text:span> Medal in Swimming (201<text:span text:style-name="T23">7</text:span>)</text:p>
        </text:list-item>
      </text:list>
      <text:p text:style-name="P16"><text:tab/><text:tab/>A <text:span text:style-name="T17">S</text:span><text:span text:style-name="T16">tate </text:span><text:span text:style-name="T17">L</text:span><text:span text:style-name="T16">evel </text:span><text:span text:style-name="T17">S</text:span><text:span text:style-name="T16">wimming</text:span> competition held b<text:span text:style-name="T15">y</text:span></text:p>
      <text:p text:style-name="P16"><text:span text:style-name="T16"><text:tab/><text:tab/></text:span><text:span text:style-name="T18">MIT</text:span><text:span text:style-name="T16">. College, Pune</text:span> in <text:span text:style-name="T16">201</text:span><text:span text:style-name="T18">7</text:span></text:p>
      <text:p text:style-name="P19"/>
      <text:list xml:id="list154113666428485" text:continue-numbering="true" text:style-name="L2">
        <text:list-item>
          <text:p text:style-name="P44">Bronze Medal in Swimming (2013)</text:p>
        </text:list-item>
      </text:list>
      <text:p text:style-name="P16"><text:tab/><text:tab/>A <text:span text:style-name="T17">S</text:span><text:span text:style-name="T16">tate </text:span><text:span text:style-name="T17">L</text:span><text:span text:style-name="T16">evel </text:span><text:span text:style-name="T17">S</text:span><text:span text:style-name="T16">wimming</text:span> competition held b<text:span text:style-name="T15">y</text:span></text:p>
      <text:p text:style-name="P6"><text:span text:style-name="T20"><text:tab/><text:tab/>S.P. College, Pune</text:span><text:span text:style-name="T13"> in </text:span><text:span text:style-name="T20">2013</text:span><text:span text:style-name="T13"> amongs</text:span><text:span text:style-name="T14">t</text:span><text:span text:style-name="T13"> 2000 </text:span><text:span text:style-name="T20">competitors</text:span></text:p>
      <text:p text:style-name="P5"/>
      <text:p text:style-name="P22"><text:span text:style-name="T28">Key </text:span>Skills</text:p>
      <text:list xml:id="list7248472041956904408" text:style-name="L3">
        <text:list-item>
          <text:p text:style-name="P52"><text:span text:style-name="T30">Non-Technical</text:span> skill<text:span text:style-name="T30">s</text:span></text:p>
          <text:list>
            <text:list-item>
              <text:p text:style-name="P53">Communication skills</text:p>
              <text:list>
                <text:list-header>
                  <text:p text:style-name="P45">Writing business letter<text:span text:style-name="T24">s</text:span> and e-mail<text:span text:style-name="T24">s</text:span></text:p>
                  <text:p text:style-name="P46">Excellent editing skills</text:p>
                  <text:p text:style-name="P46">Good listener</text:p>
                </text:list-header>
              </text:list>
            </text:list-item>
          </text:list>
        </text:list-item>
      </text:list>
      <text:p text:style-name="P12"/>
      <text:list xml:id="list154112145881402" text:continue-numbering="true" text:style-name="L3">
        <text:list-item>
          <text:list>
            <text:list-item>
              <text:p text:style-name="P54">Adaptive skills</text:p>
              <text:list>
                <text:list-header>
                  <text:p text:style-name="P54">Confid<text:span text:style-name="T33">ent</text:span></text:p>
                  <text:p text:style-name="P54">Loyal and D<text:span text:style-name="T33">i</text:span>screet</text:p>
                  <text:p text:style-name="P54">Responsible</text:p>
                </text:list-header>
              </text:list>
            </text:list-item>
          </text:list>
        </text:list-item>
      </text:list>
      <text:p text:style-name="P26"/>
      <text:list xml:id="list154112394682665" text:continue-numbering="true" text:style-name="L3">
        <text:list-item>
          <text:p text:style-name="P55">Technical skill<text:span text:style-name="T24">s</text:span></text:p>
          <text:list>
            <text:list-header>
              <text:p text:style-name="P47">Computer Languages</text:p>
              <text:list>
                <text:list-header>
                  <text:p text:style-name="P48">C, C++, Java, PHP</text:p>
                </text:list-header>
              </text:list>
            </text:list-header>
          </text:list>
        </text:list-item>
      </text:list>
      <text:p text:style-name="P13"><text:tab/><text:tab/>PSQL</text:p>
      <text:p text:style-name="P13"><text:span text:style-name="T25"><text:tab/> <text:s text:c="6"/></text:span>Framework</text:p>
      <text:p text:style-name="P13"><text:tab/><text:tab/><text:span text:style-name="T28">Nodejs</text:span></text:p>
      <text:p text:style-name="P13"/>
      <text:p text:style-name="P28"><text:soft-page-break/></text:p>
      <text:p text:style-name="P21">Academics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Degree</text:p>
          </table:table-cell>
          <table:table-cell table:style-name="Table2.A1" office:value-type="string">
            <text:p text:style-name="P31">Year</text:p>
          </table:table-cell>
          <table:table-cell table:style-name="Table2.A1" office:value-type="string">
            <text:h text:style-name="P34" text:outline-level="5">Institution</text:h>
          </table:table-cell>
          <table:table-cell table:style-name="Table2.A1" office:value-type="string">
            <text:p text:style-name="P31">Board/University</text:p>
          </table:table-cell>
          <table:table-cell table:style-name="Table2.A1" office:value-type="string">
            <text:p text:style-name="P31">Percentage</text:p>
          </table:table-cell>
        </table:table-row>
        <table:table-row table:style-name="Table2.1">
          <table:table-cell table:style-name="Table2.A2" office:value-type="string">
            <text:p text:style-name="P10">MSc(CS)</text:p>
          </table:table-cell>
          <table:table-cell table:style-name="Table2.A2" office:value-type="string">
            <text:p text:style-name="P10">2017</text:p>
          </table:table-cell>
          <table:table-cell table:style-name="Table2.A2" office:value-type="string">
            <text:h text:style-name="P36" text:outline-level="4">INDIRA collge, Pune</text:h>
          </table:table-cell>
          <table:table-cell table:style-name="Table2.A2" office:value-type="string">
            <text:p text:style-name="P11">University of <text:s/>Pune</text:p>
          </table:table-cell>
          <table:table-cell table:style-name="Table2.A2" office:value-type="string">
            <text:p text:style-name="P10">Pursuing</text:p>
          </table:table-cell>
        </table:table-row>
        <table:table-row table:style-name="Table2.1">
          <table:table-cell table:style-name="Table2.A3" office:value-type="string">
            <text:p text:style-name="P8">BS<text:span text:style-name="T27">c</text:span>(CS)</text:p>
          </table:table-cell>
          <table:table-cell table:style-name="Table2.A3" office:value-type="string">
            <text:p text:style-name="P8">2017</text:p>
          </table:table-cell>
          <table:table-cell table:style-name="Table2.A3" office:value-type="string">
            <text:h text:style-name="P35" text:outline-level="4">MACS, MIT College, Pune</text:h>
          </table:table-cell>
          <table:table-cell table:style-name="Table2.A3" office:value-type="string">
            <text:p text:style-name="P9">University of <text:s/>Pune</text:p>
          </table:table-cell>
          <table:table-cell table:style-name="Table2.A3" office:value-type="string">
            <text:p text:style-name="P10">61.40</text:p>
          </table:table-cell>
        </table:table-row>
        <table:table-row table:style-name="Table2.1">
          <table:table-cell table:style-name="Table2.A2" office:value-type="string">
            <text:p text:style-name="P8">H.S.C.</text:p>
          </table:table-cell>
          <table:table-cell table:style-name="Table2.A2" office:value-type="string">
            <text:p text:style-name="P8">2014</text:p>
          </table:table-cell>
          <table:table-cell table:style-name="Table2.A2" office:value-type="string">
            <text:p text:style-name="P3"><text:span text:style-name="T26">MIT Jr. College</text:span>, Pune</text:p>
          </table:table-cell>
          <table:table-cell table:style-name="Table2.A2" office:value-type="string">
            <text:p text:style-name="P4">Maharashtra board</text:p>
          </table:table-cell>
          <table:table-cell table:style-name="Table2.A2" office:value-type="string">
            <text:p text:style-name="P7">60.77</text:p>
          </table:table-cell>
        </table:table-row>
        <table:table-row table:style-name="Table2.1">
          <table:table-cell table:style-name="Table2.A2" office:value-type="string">
            <text:p text:style-name="P8">S.S.C.</text:p>
          </table:table-cell>
          <table:table-cell table:style-name="Table2.A2" office:value-type="string">
            <text:p text:style-name="P3">2012</text:p>
          </table:table-cell>
          <table:table-cell table:style-name="Table2.A2" office:value-type="string">
            <text:p text:style-name="P4"><text:s/><text:span text:style-name="T26">Nutan Vidyalaya Highschool, Solapur</text:span></text:p>
          </table:table-cell>
          <table:table-cell table:style-name="Table2.A2" office:value-type="string">
            <text:p text:style-name="P3">Maharashtra board</text:p>
          </table:table-cell>
          <table:table-cell table:style-name="Table2.A2" office:value-type="string">
            <text:p text:style-name="P7">81.20</text:p>
          </table:table-cell>
        </table:table-row>
      </table:table>
      <text:p text:style-name="P28"/>
      <text:p text:style-name="P51">P<text:span text:style-name="T35">rojects Details</text:span></text:p>
      <text:p text:style-name="P56"/>
      <text:p text:style-name="P56">Time Restaurant App (PHP)</text:p>
      <text:p text:style-name="P28"/>
      <text:p text:style-name="P20">Personal Details</text:p>
      <text:p text:style-name="P17">Father's Name<text:tab/><text:tab/> Kalidas Manik Londhe</text:p>
      <text:p text:style-name="P20"><text:span text:style-name="T5">P</text:span><text:span text:style-name="T4">ermanent address<text:tab/> Navalevasti, Barloni, Tal-Madha, Dist-Solapur – 413252</text:span></text:p>
      <text:p text:style-name="P14">DOB <text:tab/><text:tab/><text:tab/> 26/<text:span text:style-name="T31">S</text:span>ep<text:span text:style-name="T31">tember</text:span>/1996</text:p>
      <text:p text:style-name="P17">Languages<text:tab/><text:tab/> <text:span text:style-name="T29">English, Marathi, Hindi</text:span></text:p>
      <text:p text:style-name="P14">Hobbies/<text:span text:style-name="T31">Interests</text:span><text:tab/> Programming, <text:span text:style-name="T31">Photography, Swimming</text:span></text:p>
      <text:p text:style-name="P15">Streng<text:span text:style-name="T33">t</text:span>h<text:tab/><text:tab/><text:span text:style-name="T33">Good</text:span> Communication Skills, Flexibility and Adaptability, <text:s/>Quick learner</text:p>
      <text:p text:style-name="P17"/>
      <text:p text:style-name="P17"/>
      <text:p text:style-name="P17">(<text:tab/><text:tab/><text:tab/> )</text:p>
      <text:p text:style-name="P17"><text:span text:style-name="T32">Name<text:tab/></text:span>GANESH LONDHE</text:p>
      <text:p text:style-name="P18">Place<text:tab/></text:p>
      <text:p text:style-name="P17">Date 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ro" svg:font-family="he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fo:font-size="13pt" fo:font-weight="bold" style:font-size-asian="13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26cm" fo:margin-bottom="2cm" fo:margin-left="1.429cm" fo:margin-right="1.8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2:40:48.316435668</meta:creation-date>
    <dc:date>2018-03-20T15:41:11.103284689</dc:date>
    <meta:editing-duration>PT2H1M33S</meta:editing-duration>
    <meta:editing-cycles>44</meta:editing-cycles>
    <meta:generator>LibreOffice/5.1.6.2$Linux_X86_64 LibreOffice_project/10m0$Build-2</meta:generator>
    <meta:document-statistic meta:table-count="1" meta:image-count="4" meta:object-count="0" meta:page-count="2" meta:paragraph-count="80" meta:word-count="254" meta:character-count="1702" meta:non-whitespace-character-count="1507"/>
  </office:meta>
</office:document-meta>
</file>